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41d1"/>
    </style:style>
    <style:style style:name="P2" style:family="paragraph" style:parent-style-name="Standard">
      <style:text-properties officeooo:rsid="000d41d1"/>
    </style:style>
    <style:style style:name="T1" style:family="text">
      <style:text-properties officeooo:rsid="000d41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Public Links to LLM Chats:</text:span></text:p>
      <text:p text:style-name="Standard"/>
      <text:p text:style-name="Standard"><text:a xlink:type="simple" xlink:href="https://g.co/gemini/share/17f919435d27" text:style-name="Internet_20_link" text:visited-style-name="Visited_20_Internet_20_Link">https://g.co/gemini/share/17f919435d27</text:a></text:p>
      <text:p text:style-name="Standard"/>
      <text:p text:style-name="Standard"><text:a xlink:type="simple" xlink:href="https://g.co/gemini/share/dfac3451cfbd" text:style-name="Internet_20_link" text:visited-style-name="Visited_20_Internet_20_Link">https://g.co/gemini/share/dfac3451cfbd</text:a></text:p>
      <text:p text:style-name="Standard"/>
      <text:p text:style-name="Standard"><text:a xlink:type="simple" xlink:href="https://www.perplexity.ai/search/https-karthikv1392-github-io-c-8xEQoZY5Ro2H7zujeeJVSA" text:style-name="Internet_20_link" text:visited-style-name="Visited_20_Internet_20_Link">https://www.perplexity.ai/search/https-karthikv1392-github-io-c-8xEQoZY5Ro2H7zujeeJVSA</text:a></text:p>
      <text:p text:style-name="Standard"/>
      <text:p text:style-name="Standard"><text:a xlink:type="simple" xlink:href="https://www.perplexity.ai/search/here-are-my-c-files-except-one-Hr2wLtzsQI2Eb6sXPI1KHg" text:style-name="Internet_20_link" text:visited-style-name="Visited_20_Internet_20_Link">https://www.perplexity.ai/search/here-are-my-c-files-except-one-Hr2wLtzsQI2Eb6sXPI1KHg</text:a></text:p>
      <text:p text:style-name="Standard"/>
      <text:p text:style-name="Standard"><text:a xlink:type="simple" xlink:href="https://www.perplexity.ai/search/include-general-h-include-hop-BNgBkvUtS82pkpVvIdwIZA" text:style-name="Internet_20_link" text:visited-style-name="Visited_20_Internet_20_Link">https://www.perplexity.ai/search/include-general-h-include-hop-BNgBkvUtS82pkpVvIdwIZA</text:a></text:p>
      <text:p text:style-name="Standard"/>
      <text:p text:style-name="Standard"><text:a xlink:type="simple" xlink:href="https://www.perplexity.ai/search/after-taking-user-input-the-in-754gDmABSrani9IpotQmXQ" text:style-name="Internet_20_link" text:visited-style-name="Visited_20_Internet_20_Link">https://www.perplexity.ai/search/after-taking-user-input-the-in-754gDmABSrani9IpotQmXQ</text:a></text:p>
      <text:p text:style-name="P2"/>
      <text:p text:style-name="P1"><text:a xlink:type="simple" xlink:href="https://claude.ai/share/030bef36-ba44-41f9-b94f-21674e83715e" text:style-name="Internet_20_link" text:visited-style-name="Visited_20_Internet_20_Link">https://claude.ai/share/030bef36-ba44-41f9-b94f-21674e83715e</text:a></text:p>
      <text:p text:style-name="P1"/>
      <text:p text:style-name="P1"><text:a xlink:type="simple" xlink:href="https://g.co/gemini/share/58c180ae29ba" text:style-name="Internet_20_link" text:visited-style-name="Visited_20_Internet_20_Link">https://g.co/gemini/share/58c180ae29ba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23:29:54.296904867</meta:creation-date>
    <dc:date>2025-09-13T23:33:43.113029075</dc:date>
    <meta:editing-duration>PT3M49S</meta:editing-duration>
    <meta:editing-cycles>1</meta:editing-cycles>
    <meta:document-statistic meta:table-count="0" meta:image-count="0" meta:object-count="0" meta:page-count="1" meta:paragraph-count="9" meta:word-count="13" meta:character-count="543" meta:non-whitespace-character-count="539"/>
    <meta:generator>LibreOffice/24.2.7.2$Linux_X86_64 LibreOffice_project/420$Build-2</meta:generator>
  </office:meta>
</office:document-meta>
</file>